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50bef9" officeooo:paragraph-rsid="001314d4"/>
    </style:style>
    <style:style style:name="P2" style:family="paragraph" style:parent-style-name="Text_20_body" style:list-style-name="L3">
      <style:text-properties officeooo:rsid="0050bef9" officeooo:paragraph-rsid="001314d4"/>
    </style:style>
    <style:style style:name="P3" style:family="paragraph" style:parent-style-name="Text_20_body">
      <style:text-properties officeooo:rsid="0050bef9" officeooo:paragraph-rsid="001314d4"/>
    </style:style>
    <style:style style:name="P4" style:family="paragraph" style:parent-style-name="Text_20_body" style:list-style-name="L1">
      <style:text-properties officeooo:rsid="004ebfea" officeooo:paragraph-rsid="001314d4"/>
    </style:style>
    <style:style style:name="P5" style:family="paragraph" style:parent-style-name="Text_20_body" style:list-style-name="L1">
      <style:text-properties officeooo:rsid="0041f2fc" officeooo:paragraph-rsid="001314d4"/>
    </style:style>
    <style:style style:name="P6" style:family="paragraph" style:parent-style-name="Text_20_body">
      <style:paragraph-properties fo:text-align="start" style:justify-single-word="false"/>
      <style:text-properties officeooo:rsid="001314d4" officeooo:paragraph-rsid="001314d4"/>
    </style:style>
    <style:style style:name="P7" style:family="paragraph" style:parent-style-name="Text_20_body">
      <style:paragraph-properties fo:text-align="start" style:justify-single-word="false" fo:break-before="page"/>
      <style:text-properties fo:font-size="20pt" officeooo:rsid="001314d4" officeooo:paragraph-rsid="001314d4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officeooo:rsid="004ba31a" fo:background-color="transparent" loext:char-shading-value="0"/>
    </style:style>
    <style:style style:name="T3" style:family="text">
      <style:text-properties fo:color="#000000" officeooo:rsid="0044da1d" fo:background-color="transparent" loext:char-shading-value="0"/>
    </style:style>
    <style:style style:name="T4" style:family="text">
      <style:text-properties fo:color="#000000" officeooo:rsid="0050bef9" fo:background-color="transparent" loext:char-shading-value="0"/>
    </style:style>
    <style:style style:name="T5" style:family="text">
      <style:text-properties fo:color="#000000" officeooo:rsid="0052a907" fo:background-color="transparent" loext:char-shading-value="0"/>
    </style:style>
    <style:style style:name="T6" style:family="text">
      <style:text-properties fo:color="#000000" officeooo:rsid="00549385" fo:background-color="transparent" loext:char-shading-value="0"/>
    </style:style>
    <style:style style:name="T7" style:family="text">
      <style:text-properties fo:color="#000000" officeooo:rsid="00539ac9" fo:background-color="transparent" loext:char-shading-value="0"/>
    </style:style>
    <style:style style:name="T8" style:family="text">
      <style:text-properties fo:color="#000000" officeooo:rsid="0053dfe9" fo:background-color="transparent" loext:char-shading-value="0"/>
    </style:style>
    <style:style style:name="T9" style:family="text">
      <style:text-properties fo:color="#000000" officeooo:rsid="0055a6ba" fo:background-color="transparent" loext:char-shading-value="0"/>
    </style:style>
    <style:style style:name="T10" style:family="text">
      <style:text-properties fo:color="#000000" officeooo:rsid="0052a907" fo:background-color="#dddddd" loext:char-shading-value="0"/>
    </style:style>
    <style:style style:name="T11" style:family="text">
      <style:text-properties fo:color="#000000" officeooo:rsid="00539ac9" fo:background-color="#dddddd" loext:char-shading-value="0"/>
    </style:style>
    <style:style style:name="T12" style:family="text">
      <style:text-properties fo:color="#000000" fo:font-weight="bold" officeooo:rsid="0052a907" fo:background-color="#dddddd" loext:char-shading-value="0" style:font-weight-asian="bold" style:font-weight-complex="bold"/>
    </style:style>
    <style:style style:name="T13" style:family="text">
      <style:text-properties fo:color="#000000" fo:font-weight="bold" fo:background-color="transparent" loext:char-shading-value="0" style:font-weight-asian="bold" style:font-weight-complex="bold"/>
    </style:style>
    <style:style style:name="T14" style:family="text">
      <style:text-properties fo:color="#0000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color="#000000" fo:font-style="italic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color="#000000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color="#000000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color="#000000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19" style:family="text">
      <style:text-properties fo:color="#000000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44da1d" fo:background-color="transparent" loext:char-shading-value="0"/>
    </style:style>
    <style:style style:name="T22" style:family="text">
      <style:text-properties officeooo:rsid="0052a907" fo:background-color="transparent" loext:char-shading-value="0"/>
    </style:style>
    <style:style style:name="T23" style:family="text">
      <style:text-properties fo:color="#ff33f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color="#669999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fo:color="#669999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5">Les scénarios liés à la barre de recherche:</text:span><text:span text:style-name="T1"> </text:span></text:p>
      <text:p text:style-name="P6"><text:span text:style-name="T1"/></text:p>
      <text:list xml:id="list6970309046757057866" text:style-name="L1">
        <text:list-item>
          <text:p text:style-name="P4"><text:span text:style-name="T2">***</text:span><text:span text:style-name="T1">============================================================</text:span></text:p>
          <text:p text:style-name="P4"><text:span text:style-name="T1"/></text:p>
        </text:list-item>
        <text:list-item>
          <text:p text:style-name="P5"><text:span text:style-name="T20">La barre de recherche : lorsque l’utilisateur tape un mot ou bien une phrase dans la barre de recherche, on doit s’assurer que </text:span><text:span text:style-name="T21">le moteur de recherche doit être capable de comprendre ce qui est tapé dedans et bien répondre à la question posé</text:span><text:span text:style-name="T22">é</text:span><text:span text:style-name="T21">.</text:span></text:p>
        </text:list-item>
        <text:list-item>
          <text:p text:style-name="P4"><text:span text:style-name="T3">O</text:span><text:span text:style-name="T1">n mettra des mots clés pour filtrer les recherches :</text:span></text:p>
          <text:p text:style-name="P4"><text:span text:style-name="T1">→ le tiret unaire « - » va avoir plusieurs significations :</text:span></text:p>
        </text:list-item>
        <text:list-item>
          <text:p text:style-name="P4"><text:span text:style-name="T1">si on </text:span><text:span text:style-name="T4">écrit</text:span><text:span text:style-name="T1"> le tiret entre deux dates (</text:span><text:span text:style-name="T5">Ex. </text:span><text:span text:style-name="T4">Balzac </text:span><text:span text:style-name="T1">1</text:span><text:span text:style-name="T4">820</text:span><text:span text:style-name="T1">-18</text:span><text:span text:style-name="T4">5</text:span><text:span text:style-name="T1">0) ça veut bien dire q</text:span><text:span text:style-name="T5">u’on</text:span><text:span text:style-name="T4"> cherche</text:span><text:span text:style-name="T1"> </text:span><text:span text:style-name="T4">les publications dont l</text:span><text:span text:style-name="T5">es</text:span><text:span text:style-name="T4"> </text:span><text:span text:style-name="T1">date</text:span><text:span text:style-name="T5">s</text:span><text:span text:style-name="T1"> </text:span><text:span text:style-name="T5">sont</text:span><text:span text:style-name="T1"> comprise</text:span><text:span text:style-name="T5">s</text:span><text:span text:style-name="T1"> entre </text:span><text:span text:style-name="T4">1820 et 1850.</text:span></text:p>
        </text:list-item>
        <text:list-item>
          <text:p text:style-name="P1"><text:span text:style-name="T1">si on écrit le tiret avant une date (Balzac -18</text:span><text:span text:style-name="T5">4</text:span><text:span text:style-name="T1">0) ça doit nous filtrer les recherches et nous donne toutes les publications de Balzac avant 18</text:span><text:span text:style-name="T5">4</text:span><text:span text:style-name="T1">0.</text:span></text:p>
        </text:list-item>
      </text:list>
      <text:p text:style-name="P3"><text:span text:style-name="T1"/></text:p>
      <text:list xml:id="list6806861070534434291" text:style-name="L3">
        <text:list-item>
          <text:p text:style-name="P2"><text:span text:style-name="T1">On doit aussi mettre le nom </text:span><text:span text:style-name="T5">et prénom </text:span><text:span text:style-name="T1">de l’auteur </text:span><text:span text:style-name="T6">ainsi que les noms des publications </text:span><text:span text:style-name="T1">comme </text:span><text:span text:style-name="T6">des </text:span><text:span text:style-name="T1">mot</text:span><text:span text:style-name="T6">s</text:span><text:span text:style-name="T1"> clé</text:span><text:span text:style-name="T6">s lors de la recherche, pour faciliter ce processus et bien filtrer les résultats. </text:span></text:p>
          <text:p text:style-name="P2"><text:span text:style-name="T5">→</text:span><text:span text:style-name="T7"> On se met dans un cas ou l’utilisateur essaie de faire une recherche sur les publications (de Balzac par exemple)</text:span></text:p>
        </text:list-item>
        <text:list-item>
          <text:p text:style-name="P2"><text:span text:style-name="T5">Si la publication n’existe pas, on doit rendre un petit message, </text:span><text:span text:style-name="T10">Ex. « Aucun r</text:span><text:span text:style-name="T11">é</text:span><text:span text:style-name="T10">sultat pour </text:span><text:span text:style-name="T12">Balzac 1860-1900. »</text:span><text:span text:style-name="T5"> </text:span></text:p>
        </text:list-item>
        <text:list-item>
          <text:p text:style-name="P2"><text:span text:style-name="T7">Si la publication </text:span><text:span text:style-name="T8">ou les publications</text:span><text:span text:style-name="T7"> existe</text:span><text:span text:style-name="T8">s</text:span><text:span text:style-name="T7">, on doit afficher les éléments suivants : le titre de la publication, </text:span><text:span text:style-name="T6">son type, </text:span><text:span text:style-name="T7">l’auteur et </text:span><text:span text:style-name="T6">le/</text:span><text:span text:style-name="T7">les co-auteur</text:span><text:span text:style-name="T6">(</text:span><text:span text:style-name="T7">s</text:span><text:span text:style-name="T6">)</text:span><text:span text:style-name="T7"> si y en a, </text:span><text:span text:style-name="T6">la date de la publication et de son édition.</text:span></text:p>
        </text:list-item>
      </text:list>
      <text:p text:style-name="P3"><text:span text:style-name="T7"/></text:p>
      <text:p text:style-name="P3"><text:span text:style-name="T7">***</text:span><text:span text:style-name="T9">====================================================================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2:50:18.382418560</meta:creation-date>
    <dc:date>2018-02-14T02:53:40.989944485</dc:date>
    <meta:editing-duration>PT3M22S</meta:editing-duration>
    <meta:editing-cycles>1</meta:editing-cycles>
    <meta:document-statistic meta:table-count="0" meta:image-count="0" meta:object-count="0" meta:page-count="1" meta:paragraph-count="13" meta:word-count="252" meta:character-count="1474" meta:non-whitespace-character-count="1242"/>
    <meta:generator>LibreOffice/5.1.6.2$Linux_X86_64 LibreOffice_project/10m0$Build-2</meta:generator>
  </office:meta>
</office:document-meta>
</file>